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Proyecto: </text:span><text:text-input text:description="">$proyect.Name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27:56.237000000</meta:creation-date>
    <dc:date>2020-10-21T16:38:41.234000000</dc:date>
    <meta:editing-duration>PT10M45S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4"/>
    <meta:generator>LibreOffice/7.0.1.2$Windows_X86_64 LibreOffice_project/7cbcfc562f6eb6708b5ff7d7397325de9e764452</meta:generator>
  </office:meta>
</office:document-meta>
</file>